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2a6099" svg:stroke-opacity="100%" draw:fill="none" draw:textarea-horizontal-align="justify" draw:textarea-vertical-align="middle" draw:auto-grow-height="false" fo:min-height="12.45cm" fo:min-width="25.217cm"/>
    </style:style>
    <style:style style:name="gr2" style:family="graphic" style:parent-style-name="standard">
      <style:graphic-properties draw:fill-color="#acb20c" draw:textarea-horizontal-align="justify" draw:textarea-vertical-align="middle" draw:auto-grow-height="false" fo:min-height="0.174cm" fo:min-width="0.136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fill-color="#666666" draw:textarea-horizontal-align="justify" draw:textarea-vertical-align="middle" draw:auto-grow-height="false" fo:min-height="0.174cm" fo:min-width="0.136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258cm"/>
      <style:paragraph-properties style:writing-mode="lr-tb"/>
    </style:style>
    <style:style style:name="gr6" style:family="graphic" style:parent-style-name="standard">
      <style:graphic-properties draw:stroke="none" draw:fill-color="#ffff00"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draw:stroke="none" draw:fill-color="#1c1c1c" draw:textarea-horizontal-align="justify" draw:textarea-vertical-align="middle" draw:auto-grow-height="false" fo:min-height="0cm" fo:min-width="0cm"/>
    </style:style>
    <style:style style:name="gr8" style:family="graphic" style:parent-style-name="standard">
      <style:graphic-properties draw:fill-color="#acb20c" draw:textarea-horizontal-align="justify" draw:textarea-vertical-align="middle" draw:auto-grow-height="false" fo:min-height="0cm" fo:min-width="0cm"/>
    </style:style>
    <style:style style:name="gr9" style:family="graphic" style:parent-style-name="standard">
      <style:graphic-properties draw:stroke="none" svg:stroke-color="#000000" draw:fill="none" draw:fill-color="#ffffff" fo:min-height="0.385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0.475cm"/>
      <style:paragraph-properties style:writing-mode="lr-tb"/>
    </style:style>
    <style:style style:name="gr11" style:family="graphic" style:parent-style-name="standard">
      <style:graphic-properties draw:fill-color="#666666" draw:textarea-horizontal-align="justify" draw:textarea-vertical-align="middle" draw:auto-grow-height="false" fo:min-height="0cm" fo:min-width="0cm"/>
    </style:style>
    <style:style style:name="gr12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13" style:family="graphic" style:parent-style-name="standard">
      <style:graphic-properties svg:stroke-color="#000000" draw:fill="none" draw:textarea-horizontal-align="justify" draw:textarea-vertical-align="middle" draw:auto-grow-height="false" fo:min-height="4.83cm" fo:min-width="8.3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acb20c"/>
      <style:paragraph-properties fo:text-align="center"/>
    </style:style>
    <style:style style:name="P3" style:family="paragraph">
      <loext:graphic-properties draw:fill-color="#666666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5" style:family="paragraph">
      <loext:graphic-properties draw:fill-color="#ffff00"/>
      <style:paragraph-properties fo:text-align="center"/>
    </style:style>
    <style:style style:name="P6" style:family="paragraph">
      <loext:graphic-properties draw:fill-color="#1c1c1c"/>
      <style:paragraph-properties fo:text-align="center"/>
    </style:style>
    <style:style style:name="P7" style:family="paragraph">
      <style:text-properties fo:font-size="12pt" style:font-size-asian="12pt" style:font-size-complex="12pt"/>
    </style:style>
    <style:style style:name="P8" style:family="paragraph">
      <loext:graphic-properties draw:fill="none" draw:fill-color="#ffffff"/>
      <style:text-properties fo:font-size="12pt" style:font-size-asian="12pt" style:font-size-complex="12pt"/>
    </style:style>
    <style:style style:name="P9" style:family="paragraph">
      <style:text-properties fo:font-size="16pt" style:font-size-asian="16pt" style:font-size-complex="16pt"/>
    </style:style>
    <style:style style:name="P10" style:family="paragraph">
      <loext:graphic-properties draw:fill="none" draw:fill-color="#ffffff"/>
      <style:text-properties fo:font-size="16pt" style:font-size-asian="16pt" style:font-size-complex="16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5.717cm" svg:height="12.7cm" svg:x="1.27cm" svg:y="3.8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7cm" svg:height="1.27cm" draw:transform="rotate (1.5707963267949) translate (2.54cm 10.795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3" draw:text-style-name="P1" draw:layer="layout" svg:x1="6.35cm" svg:y1="3.81cm" svg:x2="6.35cm" svg:y2="16.51cm">
          <text:p/>
        </draw:line>
        <draw:custom-shape draw:style-name="gr4" draw:text-style-name="P3" draw:layer="layout" svg:width="1.27cm" svg:height="1.27cm" draw:transform="rotate (-1.5707963267949) translate (25.4cm 9.527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5" draw:text-style-name="P4" draw:layer="layout" svg:width="2.758cm" svg:height="0.725cm" draw:transform="rotate (1.5707963267949) translate (6.26cm 15.875cm)">
          <draw:text-box>
            <text:p><text:span text:style-name="T1">crackoff line</text:span></text:p>
          </draw:text-box>
        </draw:frame>
        <draw:custom-shape draw:style-name="gr6" draw:text-style-name="P5" draw:layer="layout" svg:width="0.318cm" svg:height="0.318cm" svg:x="4.762cm" svg:y="6.0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0.318cm" svg:height="0.318cm" svg:x="4.762cm" svg:y="10.4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0.318cm" svg:height="0.318cm" svg:x="6.032cm" svg:y="7.61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5" draw:layer="layout" svg:width="0.318cm" svg:height="0.318cm" svg:x="6.032cm" svg:y="9.8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0.318cm" svg:height="0.318cm" svg:x="6.032cm" svg:y="11.7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0.318cm" svg:height="0.318cm" svg:x="5.08cm" svg:y="13.0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0.318cm" svg:height="0.318cm" svg:x="4.762cm" svg:y="9.2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0.318cm" svg:height="0.318cm" svg:x="12.065cm" svg:y="6.03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7" draw:text-style-name="P6" draw:layer="layout" svg:width="0.318cm" svg:height="0.318cm" svg:x="20.954cm" svg:y="11.74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7" draw:text-style-name="P6" draw:layer="layout" svg:width="0.318cm" svg:height="0.318cm" svg:x="16.192cm" svg:y="6.9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0.318cm" svg:height="0.318cm" svg:x="15.557cm" svg:y="1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0.318cm" svg:height="0.318cm" svg:x="21.272cm" svg:y="8.5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0.318cm" svg:height="0.318cm" svg:x="14.714cm" svg:y="9.8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0.318cm" svg:height="0.318cm" svg:x="12.065cm" svg:y="13.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0.318cm" svg:height="0.318cm" svg:x="3.492cm" svg:y="17.46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7" draw:text-style-name="P6" draw:layer="layout" svg:width="0.318cm" svg:height="0.318cm" svg:x="3.492cm" svg:y="18.73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8" draw:text-style-name="P2" draw:layer="layout" svg:width="0.635cm" svg:height="0.635cm" draw:transform="rotate (1.5707963267949) translate (3.175cm 20.32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9" draw:text-style-name="P8" draw:layer="layout" svg:width="5.08cm" svg:height="0.725cm" svg:x="3.81cm" svg:y="17.372cm">
          <draw:text-box>
            <text:p text:style-name="P7"><text:span text:style-name="T1">A player on team Yellow</text:span></text:p>
          </draw:text-box>
        </draw:frame>
        <draw:frame draw:style-name="gr9" draw:text-style-name="P8" draw:layer="layout" svg:width="5.08cm" svg:height="0.725cm" svg:x="3.81cm" svg:y="18.642cm">
          <draw:text-box>
            <text:p text:style-name="P7"><text:span text:style-name="T1">A player on team Black</text:span></text:p>
          </draw:text-box>
        </draw:frame>
        <draw:frame draw:style-name="gr10" draw:text-style-name="P8" draw:layer="layout" svg:width="7.302cm" svg:height="0.725cm" svg:x="3.81cm" svg:y="19.595cm">
          <draw:text-box>
            <text:p text:style-name="P7"><text:span text:style-name="T1">The goal team Yellow is defending</text:span></text:p>
          </draw:text-box>
        </draw:frame>
        <draw:custom-shape draw:style-name="gr11" draw:text-style-name="P3" draw:layer="layout" svg:width="0.635cm" svg:height="0.635cm" draw:transform="rotate (1.5707963267949) translate (3.175cm 21.59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0" draw:text-style-name="P8" draw:layer="layout" svg:width="7.302cm" svg:height="0.725cm" svg:x="3.81cm" svg:y="20.865cm">
          <draw:text-box>
            <text:p text:style-name="P7"><text:span text:style-name="T1">The goal team Black is defending</text:span></text:p>
          </draw:text-box>
        </draw:frame>
        <draw:frame draw:style-name="gr12" draw:text-style-name="P10" draw:layer="layout" svg:width="10.16cm" svg:height="0.962cm" svg:x="8.89cm" svg:y="2.53cm">
          <draw:text-box>
            <text:p text:style-name="P9"><text:span text:style-name="T2">The field before team Yellow cracks off</text:span></text:p>
          </draw:text-box>
        </draw:frame>
        <draw:custom-shape draw:style-name="gr13" draw:text-style-name="P1" draw:layer="layout" svg:width="8.89cm" svg:height="5.08cm" svg:x="2.857cm" svg:y="17.145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7.94cm" fo:page-height="25.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6-04T09:49:44.103000000</meta:creation-date>
    <dc:date>2023-06-06T21:19:53.818000000</dc:date>
    <meta:editing-duration>PT43M9S</meta:editing-duration>
    <meta:editing-cycles>7</meta:editing-cycles>
    <meta:generator>LibreOffice/7.1.7.2$Windows_X86_64 LibreOffice_project/c6a4e3954236145e2acb0b65f68614365aeee33f</meta:generator>
    <meta:document-statistic meta:object-count="29"/>
  </office:meta>
</office:document-meta>
</file>